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3">
      <style:paragraph-properties fo:margin-left="1.251cm" fo:margin-right="0cm" fo:text-indent="-0.635cm" style:auto-text-indent="false"/>
    </style:style>
    <style:style style:name="P11" style:family="paragraph" style:parent-style-name="Text_20_body">
      <style:paragraph-properties fo:margin-left="1.251cm" fo:margin-right="0cm" fo:text-indent="0cm"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ic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are named with a unique name that identifies a snippet.</text:p>
      <text:p text:style-name="Text_20_body">The fields have the following purpose.</text:p>
      <text:list xml:id="list33369248" text:style-name="L1">
        <text:list-item>
          <text:p text:style-name="P5">Desc – description of the snippet. Displayed in main display and placed in comments in <text:soft-page-break/>exported source code.</text:p>
        </text:list-item>
        <text:list-item>
          <text:p text:style-name="P5">Snip – Name of file containing source code. Contains no file path information.</text:p>
        </text:list-item>
        <text:list-item>
          <text:p text:style-name="P5">Units – Comma separated list of units required by the snippet. May be empty if no units are required. The System unit is assumed and does not need to be specified.</text:p>
        </text:list-item>
        <text:list-item>
          <text:p text:style-name="P5">Depends – Comma separated list of snippets that are required to compile this snippet. May be empty if there are no dependencies. Must not cause a circular reference back to this snippet.</text:p>
        </text:list-item>
        <text:list-item>
          <text:p text:style-name="P5">SeeAlso – Comma separated list of cross-referenced snippets. May be empty.</text:p>
        </text:list-item>
        <text:list-item>
          <text:p text:style-name="P5">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33363061" text:continue-numbering="true" text:style-name="L1">
        <text:list-item>
          <text:p text:style-name="P5">Credits_URL – the URL used in any hyperlink present in the Credits field. May be empty if Credits contains no hyperlink section.</text:p>
        </text:list-item>
        <text:list-item>
          <text:p text:style-name="P5">Comments – Text string containing any additional comments about the snippet. May be empty. Ignored by version of CodeSnip that recognise the Extra field unless the Extra field is empty.</text:p>
        </text:list-item>
        <text:list-item>
          <text:p text:style-name="P5">Delphi??? and FPC – Record the known compilation results for the snippet on the indicated compiler. Valid values are:</text:p>
          <text:list>
            <text:list-item>
              <text:p text:style-name="P5">Y – compiles on this compiler</text:p>
            </text:list-item>
            <text:list-item>
              <text:p text:style-name="P5">N – does not compile on this compiler</text:p>
            </text:list-item>
            <text:list-item>
              <text:p text:style-name="P5">W – compiles with warnings on this compiler</text:p>
            </text:list-item>
            <text:list-item>
              <text:p text:style-name="P5">Q – compilation result unknown.</text:p>
            </text:list-item>
          </text:list>
        </text:list-item>
      </text:list>
      <text:p text:style-name="P3">If not present, the compile results is assumed to be “Q”.</text:p>
      <text:p text:style-name="P3">From CodeSnip v3.8.9 a compile result of "W" is treated as if it were "Y". </text:p>
      <text:p text:style-name="P3">Valid field names are:</text:p>
      <text:list xml:id="list33345469" text:style-name="L2">
        <text:list-item>
          <text:list>
            <text:list-item>
              <text:p text:style-name="P6">Delphi2 – Delphi 2 compiler</text:p>
            </text:list-item>
            <text:list-item>
              <text:p text:style-name="P6">Delphi3 – Delphi 3 compiler</text:p>
            </text:list-item>
            <text:list-item>
              <text:p text:style-name="P6">Delphi4 – Delphi 4 compiler</text:p>
            </text:list-item>
            <text:list-item>
              <text:p text:style-name="P6">Delphi5 – Delphi 5 compiler</text:p>
            </text:list-item>
            <text:list-item>
              <text:p text:style-name="P6">Delphi6 – Delphi 6 compiler</text:p>
            </text:list-item>
            <text:list-item>
              <text:p text:style-name="P6">Delphi7 – Delphi 7 compiler</text:p>
            </text:list-item>
            <text:list-item>
              <text:p text:style-name="P6">Delphi2005Win32 – Win32 personality of Delphi 2005 compiler</text:p>
            </text:list-item>
            <text:list-item>
              <text:p text:style-name="P6">Delphi2006Win32 – Win32 personality of Delphi 2006 compiler</text:p>
            </text:list-item>
            <text:list-item>
              <text:p text:style-name="P6">Delphi2007 – Delphi 2007 compiler</text:p>
            </text:list-item>
            <text:list-item>
              <text:p text:style-name="P6"><text:soft-page-break/>Delphi2009Win32 – Win32 personality of Delphi 2009 compiler</text:p>
            </text:list-item>
            <text:list-item>
              <text:p text:style-name="P6">Delphi2010 – Delphi 2010 compiler</text:p>
            </text:list-item>
            <text:list-item>
              <text:p text:style-name="P6">FPC – Free Pascal compiler</text:p>
            </text:list-item>
          </text:list>
        </text:list-item>
      </text:list>
      <text:list xml:id="list33373988" text:style-name="L3">
        <text:list-item>
          <text:p text:style-name="P10">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33346601" text:style-name="L4">
        <text:list-item>
          <text:p text:style-name="P7">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33375260" text:continue-numbering="true" text:style-name="L4">
        <text:list-item>
          <text:p text:style-name="P7">Kind – Kind of code snippet. Support from CodeSnip v3.0. Valid values are:</text:p>
          <text:list>
            <text:list-item>
              <text:p text:style-name="P7">“freeform” – a freeform snippet that doesn't conform to any type</text:p>
            </text:list-item>
            <text:list-item>
              <text:p text:style-name="P7">“routine” – a Pascal routine (function or procedure)</text:p>
            </text:list-item>
            <text:list-item>
              <text:p text:style-name="P7">“type” – a Pascal type definition</text:p>
            </text:list-item>
            <text:list-item>
              <text:p text:style-name="P7">“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33350429" text:style-name="L5">
        <text:list-item>
          <text:p text:style-name="P8">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Additional Files For CodeSnip v3</text:h>
      <text:p text:style-name="Text_20_body">From CodeSnip v3 additonal ini files with .3 interposed between the file name and extension are supported (e.g. category.3.ini and date.3.ini). If present CodeSnip merges such files with the file to which they relate before analysing the file. For example if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 v3 and later. The new style constant and type defintion snippets are only recorded in .3 style files.</text:p>
      <text:p text:style-name="Text_20_body">categories.3.ini has been provided to add any sections that need to be hidden from CodeSnip <text:soft-page-break/>versions before v3. The “types” and “consts” sections are recorded in this file.</text:p>
      <text:p text:style-name="Text_20_body">Finally, it is possible that a name.3.ini file will exist with no matching name.ini. In this case 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33367338" text:style-name="L6">
        <text:list-item>
          <text:p text:style-name="P9">if-ver-eq &lt;version&gt;<text:line-break/>Checks if application version is equal to &lt;version&gt;.</text:p>
        </text:list-item>
        <text:list-item>
          <text:p text:style-name="P9">if-ver-neq &lt;version&gt;<text:line-break/>Checks if application version is not equal to &lt;version&gt;.</text:p>
        </text:list-item>
        <text:list-item>
          <text:p text:style-name="P9">if-ver-lt &lt;version&gt;<text:line-break/>Checks if application version is less than &lt;version&gt;.</text:p>
        </text:list-item>
        <text:list-item>
          <text:p text:style-name="P9">if-ver-lte &lt;version&gt;<text:line-break/>Checks if application version is less than or equal to &lt;version&gt;.</text:p>
        </text:list-item>
        <text:list-item>
          <text:p text:style-name="P9">if-ver-gt &lt;version&gt;<text:line-break/>Checks if application version is greater than &lt;version&gt;.</text:p>
        </text:list-item>
        <text:list-item>
          <text:p text:style-name="P9">if-ver-gte &lt;version&gt;<text:line-break/>Checks if application version is greater than or equal to &lt;version&gt;.</text:p>
        </text:list-item>
        <text:list-item>
          <text:p text:style-name="P9">if-ver-inrange &lt;version-lo&gt; &lt;version-hi&gt;<text:line-break/>Checks if application version is in the range of versions specified from &lt;version-lo&gt; to &lt;version-hi&gt;, inclusive</text:p>
        </text:list-item>
        <text:list-item>
          <text:p text:style-name="P9">end-if<text:line-break/>Ends a block started by any of the if-xxx instructions above. The block of text is only evaluated if the if-xxx instruction evaluates true.</text:p>
        </text:list-item>
      </text:list>
      <text:p text:style-name="Text_20_body">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stored in a matching .3.ini file. E.g.</text:p>
      <text:p text:style-name="Text_20_body">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text:soft-page-break/>[Snippet1]</text:p>
      <text:p text:style-name="P1">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10 May 11</text:modification-date> <text:modification-time style:data-style-name="N40">13:24</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Johnson</meta:initial-creator>
    <meta:creation-date>2009-06-20T03:33:10.59</meta:creation-date>
    <dc:date>2011-05-10T13:24:23.25</dc:date>
    <dc:creator>Peter Johnson</dc:creator>
    <meta:editing-duration>PT01H49M58S</meta:editing-duration>
    <meta:editing-cycles>27</meta:editing-cycles>
    <meta:generator>OpenOffice.org/3.0$Win32 OpenOffice.org_project/300m15$Build-9379</meta:generator>
    <meta:document-statistic meta:table-count="0" meta:image-count="0" meta:object-count="0" meta:page-count="5" meta:paragraph-count="115" meta:word-count="1434" meta:character-count="8774"/>
    <meta:user-defined meta:name="Info 1"/>
    <meta:user-defined meta:name="Info 2"/>
    <meta:user-defined meta:name="Info 3"/>
    <meta:user-defined meta:name="Info 4"/>
  </office:meta>
</office:document-meta>
</file>